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5cae2" officeooo:paragraph-rsid="0015cae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1" fo:font-size="12pt" fo:letter-spacing="normal" fo:font-style="normal" fo:font-weight="normal" officeooo:rsid="00164222" officeooo:paragraph-rsid="00164222" style:font-weight-asian="normal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1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1" fo:font-size="12pt" fo:letter-spacing="normal" fo:font-style="normal" fo:font-weight="normal" officeooo:paragraph-rsid="0015cae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1" fo:font-size="12pt" fo:letter-spacing="normal" fo:font-style="normal" fo:font-weight="bold" officeooo:rsid="00164222" officeooo:paragraph-rsid="00164222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1" fo:font-size="12pt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1" fo:letter-spacing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1" fo:letter-spacing="normal" fo:font-weight="bold" style:font-weight-asian="bold" style:font-weight-complex="bold"/>
    </style:style>
    <style:style style:name="T1" style:family="text">
      <style:text-properties style:font-name="Arial" fo:font-size="12pt" fo:font-style="normal"/>
    </style:style>
    <style:style style:name="T2" style:family="text">
      <style:text-properties style:font-name="Arial" fo:font-size="12pt" fo:font-style="normal" fo:font-weight="normal"/>
    </style:style>
    <style:style style:name="T3" style:family="text">
      <style:text-properties fo:font-size="12pt" fo:font-style="normal"/>
    </style:style>
    <style:style style:name="T4" style:family="text">
      <style:text-properties fo:font-size="12pt" fo:font-style="normal"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5cae2"/>
    </style:style>
    <style:style style:name="T7" style:family="text">
      <style:text-properties officeooo:rsid="00164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a noite a todos. </text:p>
      <text:p text:style-name="P5"><text:span text:style-name="T5"/></text:p>
      <text:p text:style-name="P2">Segue minha contribuição. Obrigado.</text:p>
      <text:p text:style-name="P6"/>
      <text:p text:style-name="P6">O que é resiliência?</text:p>
      <text:p text:style-name="P3">É a capacidade de se recuperar de situações rotineiras ou não, mas que afetam a pessoa profundamente.</text:p>
      <text:p text:style-name="P7"><text:span text:style-name="T4"/></text:p>
      <text:p text:style-name="P8"><text:span text:style-name="T3">Você é resiliente?</text:span></text:p>
      <text:p text:style-name="P3"><text:span text:style-name="T7">Difícil dizer</text:span>. <text:span text:style-name="T7">Se fosse definir entre 0 a 10, acredito que 6</text:span>. <text:span text:style-name="T7">Não são apenas reações a grandes obstáculos, tem os pequenos, os diários. E esses são mais complicados.</text:span></text:p>
      <text:p text:style-name="P3"/>
      <text:p text:style-name="P6">Ser resiliente é ser alguém invencível?</text:p>
      <text:p text:style-name="P3">Não. É enxergar seus limites e trabalhar pra reduzir os danos.</text:p>
      <text:p text:style-name="P3"/>
      <text:p text:style-name="P6">Ser resiliente é enxergar apenas o lado bom das situações?</text:p>
      <text:p text:style-name="P4">Um ponto positivo das pessoas é tentar ver o lado bom em diversas situações. Porém, pelo que aprendi neste estudo.</text:p>
      <text:p text:style-name="P4"><text:span text:style-name="T6">1 - T</text:span>emos que desenvolver a noção do que não é bom</text:p>
      <text:p text:style-name="P4"><text:span text:style-name="T6">2 - N</text:span>ão podemos ignorar e devemos trabalhar o lado ruim para tirar vantagem disso no futuro. </text:p>
      <text:p text:style-name="P4">O pensamento positivo com equilíbrio é fundamental.</text:p>
      <text:p text:style-name="P3"/>
      <text:p text:style-name="P3"/>
      <text:p text:style-name="P6">O resiliente sabe dizer não?</text:p>
      <text:p text:style-name="P3">Sim. O resiliente vai saber dizer não e vai saber fazer o outro lado entender o motivo e respeitar.</text:p>
      <text:p text:style-name="P3"/>
      <text:p text:style-name="P3"/>
      <text:p text:style-name="P6">Você teria alguma situação de resiliência que lhe marcou e você gostaria de compartilhar?</text:p>
      <text:p text:style-name="P1">A morte de um ente querido sempre é algo que a gente leva pra vida inteira. A reação das pessoas que ficam são variadas. Eu perdi minha mãe e alguns anos depois perdi meu pai. Eu consegui me recuperar, como disse a Sra Lucy Hone, no video da unidade 2, temos que aprender a viver e estar de luto ao mesmo tempo. Hoje estou bem. Passei por isso. Mas como ela disse, acontece com todo mundo, <text:span text:style-name="T7">portanto, temos que nos prepara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2T20:21:18.670000000</meta:creation-date>
    <dc:date>2021-11-12T20:39:18.727000000</dc:date>
    <meta:editing-duration>PT6M48S</meta:editing-duration>
    <meta:editing-cycles>1</meta:editing-cycles>
    <meta:document-statistic meta:table-count="0" meta:image-count="0" meta:object-count="0" meta:page-count="1" meta:paragraph-count="17" meta:word-count="263" meta:character-count="1464" meta:non-whitespace-character-count="1216"/>
    <meta:generator>LibreOffice/7.1.6.2$Windows_X86_64 LibreOffice_project/0e133318fcee89abacd6a7d077e292f1145735c3</meta:generator>
  </office:meta>
</office:document-meta>
</file>